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7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7672252846180336505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oft-page-break/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7668240413916832612" text:style-name="L2">
        <text:list-item>
          <text:p text:style-name="P5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2">1) тут создается серверный контрол, создание которых я пропустил,но все вроде абсольтно понятно</text:p>
          <text:p text:style-name="P6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4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9"/>
        </text:list-item>
      </text:list>
      <text:h text:style-name="P12" text:outline-level="2">Интернет магазин на ASP.NET MVC 5</text:h>
      <text:list xml:id="list2396355746151939332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3686055547004843577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2440630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4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6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8361520332059278112" text:style-name="L5">
        <text:list-item>
          <text:p text:style-name="P6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7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7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8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9"><text:span text:style-name="T58">FieldValidator</text:span><text:span text:style-name="T46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Изучаем ASP.NET MVC 5</text:h>
      <text:list xml:id="list5418960151827354184" text:style-name="L6">
        <text:list-item>
          <text:h text:style-name="P32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42452417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0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0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soft-page-break/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oft-page-break/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4T22:25:02.61</dc:date>
    <meta:editing-duration>P26DT6H16M59S</meta:editing-duration>
    <meta:editing-cycles>55</meta:editing-cycles>
    <meta:generator>OpenOffice/4.1.2$Win32 OpenOffice.org_project/412m3$Build-9782</meta:generator>
    <meta:document-statistic meta:table-count="0" meta:image-count="0" meta:object-count="0" meta:page-count="24" meta:paragraph-count="808" meta:word-count="3411" meta:character-count="22851"/>
  </office:meta>
</office:document-meta>
</file>